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 fo:text-indent="0cm" style:auto-text-indent="false"/>
    </style:style>
    <style:style style:name="P3" style:family="paragraph" style:parent-style-name="Preformatted_20_Text">
      <style:text-properties fo:font-size="13pt" officeooo:rsid="000162bf" officeooo:paragraph-rsid="000162bf" style:font-size-asian="13pt" style:font-size-complex="13pt"/>
    </style:style>
    <style:style style:name="P4" style:family="paragraph" style:parent-style-name="Preformatted_20_Text">
      <style:text-properties fo:font-size="13pt" officeooo:paragraph-rsid="000162bf" style:font-size-asian="13pt" style:font-size-complex="13pt"/>
    </style:style>
    <style:style style:name="P5" style:family="paragraph" style:parent-style-name="Preformatted_20_Text">
      <style:paragraph-properties fo:margin-top="0cm" fo:margin-bottom="0.499cm" style:contextual-spacing="false" fo:text-indent="0cm" style:auto-text-indent="false"/>
      <style:text-properties fo:font-size="13pt" style:font-size-asian="13pt" style:font-size-complex="13pt"/>
    </style:style>
    <style:style style:name="P6" style:family="paragraph" style:parent-style-name="Preformatted_20_Text">
      <style:text-properties fo:font-size="13pt" officeooo:rsid="0002187e" officeooo:paragraph-rsid="0002187e" style:font-size-asian="13pt" style:font-size-complex="13pt"/>
    </style:style>
    <style:style style:name="P7" style:family="paragraph" style:parent-style-name="Preformatted_20_Text">
      <style:text-properties fo:font-size="13pt" officeooo:rsid="00033117" officeooo:paragraph-rsid="00033117" style:font-size-asian="13pt" style:font-size-complex="13pt"/>
    </style:style>
    <style:style style:name="P8" style:family="paragraph" style:parent-style-name="Preformatted_20_Text">
      <style:text-properties officeooo:paragraph-rsid="000162bf"/>
    </style:style>
    <style:style style:name="P9" style:family="paragraph" style:parent-style-name="Standard">
      <style:text-properties fo:font-size="20pt" officeooo:rsid="000162bf" officeooo:paragraph-rsid="000162bf" style:font-size-asian="17.5pt" style:font-size-complex="20pt"/>
    </style:style>
    <style:style style:name="P10" style:family="paragraph" style:parent-style-name="Standard">
      <style:text-properties fo:font-size="20pt" officeooo:rsid="0002187e" officeooo:paragraph-rsid="0002187e" style:font-size-asian="17.5pt" style:font-size-complex="20pt"/>
    </style:style>
    <style:style style:name="P11" style:family="paragraph" style:parent-style-name="Standard">
      <style:text-properties fo:font-size="20pt" officeooo:rsid="0002187e" officeooo:paragraph-rsid="0002187e" style:font-size-asian="20pt" style:font-size-complex="20pt"/>
    </style:style>
    <style:style style:name="P12" style:family="paragraph" style:parent-style-name="Standard">
      <style:text-properties fo:font-size="20pt" officeooo:rsid="00033117" officeooo:paragraph-rsid="00033117" style:font-size-asian="20pt" style:font-size-complex="20pt"/>
    </style:style>
    <style:style style:name="P13" style:family="paragraph" style:parent-style-name="Standard">
      <style:text-properties fo:font-size="13pt" officeooo:rsid="0002187e" officeooo:paragraph-rsid="0002187e" style:font-size-asian="13pt" style:font-size-complex="13pt"/>
    </style:style>
    <style:style style:name="P14" style:family="paragraph" style:parent-style-name="Standard">
      <style:text-properties fo:font-size="13pt" officeooo:rsid="00033117" officeooo:paragraph-rsid="00033117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neComplier kullandım</text:p>
      <text:p text:style-name="P9">c++:</text:p>
      <text:p text:style-name="P9"/>
      <text:p text:style-name="P1"><text:s text:c="4"/>9 | std::cout &lt;&lt; "C++ işlem süresi: " &lt;&lt; time_spent &lt;&lt; "</text:p>
      <text:p text:style-name="P1"><text:s text:c="6"/>| <text:s text:c="53"/>^</text:p>
      <text:p text:style-name="P1">Main.cpp:9:54: error: missing terminating " character</text:p>
      <text:p text:style-name="P1">Main.cpp:10:7: error: stray ‘\’ in program</text:p>
      <text:p text:style-name="P1"><text:s text:c="3"/>10 | saniye\n";</text:p>
      <text:p text:style-name="P1"><text:s text:c="6"/>| <text:s text:c="6"/>^</text:p>
      <text:p text:style-name="P1">Main.cpp:10:9: warning: missing terminating " character</text:p>
      <text:p text:style-name="P1"><text:s text:c="3"/>10 | saniye\n";</text:p>
      <text:p text:style-name="P1"><text:s text:c="6"/>| <text:s text:c="8"/>^</text:p>
      <text:p text:style-name="P1">Main.cpp:10:9: error: missing terminating " character</text:p>
      <text:p text:style-name="P1"><text:s text:c="3"/>10 | saniye\n";</text:p>
      <text:p text:style-name="P1"><text:s text:c="6"/>| <text:s text:c="8"/>^~</text:p>
      <text:p text:style-name="P1">Main.cpp: In function ‘int main()’:</text:p>
      <text:p text:style-name="P1">Main.cpp:10:1: error: ‘saniye’ was not declared in this scope</text:p>
      <text:p text:style-name="P1"><text:s text:c="3"/>10 | saniye\n";</text:p>
      <text:p text:style-name="P2"><text:s text:c="6"/>| ^~~~~~</text:p>
      <text:p text:style-name="P9">C</text:p>
      <text:p text:style-name="P3">Merhaba MIS, algoritma ve programlama</text:p>
      <text:p text:style-name="P2">C işlem süresi: 0.000039 saniye</text:p>
      <text:p text:style-name="P9"/>
      <text:p text:style-name="P9">C#</text:p>
      <text:p text:style-name="P9"/>
      <text:p text:style-name="P3">Merhaba MIS, algoritma ve programlama dersi başladı</text:p>
      <text:p text:style-name="P2">C# işlem süresi: 0.0067063 saniye</text:p>
      <text:p text:style-name="P9">Java </text:p>
      <text:p text:style-name="P4">Merhaba MIS, algoritma ve programlama dersi başladı</text:p>
      <text:p text:style-name="P5">Java işlem süresi: 0.370048 milisaniye</text:p>
      <text:p text:style-name="P8"/>
      <text:p text:style-name="P9"/>
      <text:p text:style-name="P9">node.js </text:p>
      <text:p text:style-name="P3">Merhaba MIS, algoritma ve programlama dersi başladı</text:p>
      <text:p text:style-name="P5">JavaScript işlem süresi: 3.849 milisaniye</text:p>
      <text:p text:style-name="P10"/>
      <text:p text:style-name="P10">Go</text:p>
      <text:p text:style-name="P6">Merhaba MIS, algoritma ve programlama</text:p>
      <text:p text:style-name="P5">Go işlem süresi: 222.652µs saniye</text:p>
      <text:p text:style-name="P10"/>
      <text:p text:style-name="P10"><text:soft-page-break/>RUST</text:p>
      <text:p text:style-name="P10"/>
      <text:p text:style-name="P13">Merhaba MIS, algoritma ve programlama dersi başladı</text:p>
      <text:p text:style-name="P13">Rust işlem süresi: 31.029µs</text:p>
      <text:p text:style-name="P13"/>
      <text:p text:style-name="P11"/>
      <text:p text:style-name="P11">RUBY</text:p>
      <text:p text:style-name="P11"/>
      <text:p text:style-name="P6">Merhaba MIS, algoritma ve programlama</text:p>
      <text:p text:style-name="P2">Ruby işlem süresi: 9.133e-06 saniye</text:p>
      <text:p text:style-name="P12"/>
      <text:p text:style-name="P12">PERL</text:p>
      <text:p text:style-name="P7">Merhaba MIS, algoritma ve programlama</text:p>
      <text:p text:style-name="P2">Perl işlem süresi: 0.000002 saniye</text:p>
      <text:p text:style-name="P12"/>
      <text:p text:style-name="P12">PYTHON(THONNY IDE KULLANDIM)</text:p>
      <text:p text:style-name="P14">Merhaba MIS, algoritma ve programlama dersi başladı</text:p>
      <text:p text:style-name="P14">Python işlem süresi: 0.0 saniy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8:21:02.345000000</meta:creation-date>
    <dc:date>2024-10-16T18:46:09.110000000</dc:date>
    <meta:editing-duration>PT3M31S</meta:editing-duration>
    <meta:editing-cycles>1</meta:editing-cycles>
    <meta:document-statistic meta:table-count="0" meta:image-count="0" meta:object-count="0" meta:page-count="2" meta:paragraph-count="45" meta:word-count="185" meta:character-count="1346" meta:non-whitespace-character-count="1083"/>
    <meta:generator>LibreOffice/24.2.2.2$Windows_X86_64 LibreOffice_project/d56cc158d8a96260b836f100ef4b4ef25d6f1a01</meta:generator>
  </office:meta>
</office:document-meta>
</file>